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bbc5" officeooo:paragraph-rsid="0018bbc5"/>
    </style:style>
    <style:style style:name="P2" style:family="paragraph" style:parent-style-name="Standard">
      <style:paragraph-properties fo:text-align="center" style:justify-single-word="false"/>
      <style:text-properties officeooo:rsid="0018bbc5" officeooo:paragraph-rsid="0018bbc5"/>
    </style:style>
    <style:style style:name="P3" style:family="paragraph" style:parent-style-name="Standard">
      <style:text-properties officeooo:rsid="0018bbc5" officeooo:paragraph-rsid="0018c451"/>
    </style:style>
    <style:style style:name="P4" style:family="paragraph" style:parent-style-name="Standard">
      <style:text-properties officeooo:rsid="0018bbc5" officeooo:paragraph-rsid="001be3d8"/>
    </style:style>
    <style:style style:name="P5" style:family="paragraph" style:parent-style-name="Standard">
      <style:text-properties officeooo:rsid="0018bbc5" officeooo:paragraph-rsid="001ce1ed"/>
    </style:style>
    <style:style style:name="P6" style:family="paragraph" style:parent-style-name="Standard">
      <style:text-properties officeooo:rsid="0018bbc5" officeooo:paragraph-rsid="001e9082"/>
    </style:style>
    <style:style style:name="P7" style:family="paragraph" style:parent-style-name="Standard">
      <style:text-properties fo:font-style="italic" officeooo:rsid="0018bbc5" officeooo:paragraph-rsid="0018bbc5" style:font-style-asian="italic" style:font-style-complex="italic"/>
    </style:style>
    <style:style style:name="P8" style:family="paragraph" style:parent-style-name="Standard">
      <style:text-properties officeooo:rsid="001be3d8" officeooo:paragraph-rsid="0018bbc5"/>
    </style:style>
    <style:style style:name="P9" style:family="paragraph" style:parent-style-name="Standard">
      <style:text-properties officeooo:rsid="001be3d8" officeooo:paragraph-rsid="001be3d8"/>
    </style:style>
    <style:style style:name="P10" style:family="paragraph" style:parent-style-name="Standard">
      <style:text-properties officeooo:rsid="001be3d8" officeooo:paragraph-rsid="001ce3b7"/>
    </style:style>
    <style:style style:name="P11" style:family="paragraph" style:parent-style-name="Standard">
      <style:text-properties style:font-name="Courier New" fo:font-size="10pt" officeooo:rsid="0018bbc5" officeooo:paragraph-rsid="0018bbc5" style:font-size-asian="10pt" style:font-size-complex="10pt"/>
    </style:style>
    <style:style style:name="P12" style:family="paragraph" style:parent-style-name="Standard">
      <style:text-properties style:font-name="Courier New" fo:font-size="10pt" officeooo:rsid="0018bbc5" officeooo:paragraph-rsid="001e0854" style:font-size-asian="10pt" style:font-size-complex="10pt"/>
    </style:style>
    <style:style style:name="P13" style:family="paragraph" style:parent-style-name="Standard">
      <style:text-properties style:font-name="Courier New" fo:font-size="10pt" officeooo:rsid="0018bbc5" officeooo:paragraph-rsid="001e9082" style:font-size-asian="10pt" style:font-size-complex="10pt"/>
    </style:style>
    <style:style style:name="P14" style:family="paragraph" style:parent-style-name="Standard">
      <style:text-properties style:font-name="Courier New" fo:font-size="10pt" officeooo:rsid="001a31c8" officeooo:paragraph-rsid="001a31c8" style:font-size-asian="10pt" style:font-size-complex="10pt"/>
    </style:style>
    <style:style style:name="P15" style:family="paragraph" style:parent-style-name="Standard">
      <style:text-properties style:font-name="Courier New" fo:font-size="10pt" officeooo:rsid="001a31c8" officeooo:paragraph-rsid="001e0854" style:font-size-asian="10pt" style:font-size-complex="10pt"/>
    </style:style>
    <style:style style:name="P16" style:family="paragraph" style:parent-style-name="Standard">
      <style:text-properties style:font-name="Courier New" fo:font-size="10pt" officeooo:rsid="001a31c8" officeooo:paragraph-rsid="001e9082" style:font-size-asian="10pt" style:font-size-complex="10pt"/>
    </style:style>
    <style:style style:name="P17" style:family="paragraph" style:parent-style-name="Standard">
      <style:text-properties style:font-name="Courier New" fo:font-size="10pt" officeooo:rsid="001ce3b7" officeooo:paragraph-rsid="001e9082" style:font-size-asian="10pt" style:font-size-complex="10pt"/>
    </style:style>
    <style:style style:name="P18" style:family="paragraph" style:parent-style-name="Standard">
      <style:text-properties style:font-name="Courier New" fo:font-size="10pt" officeooo:rsid="00231bf1" officeooo:paragraph-rsid="00231bf1" style:font-size-asian="10pt" style:font-size-complex="10pt"/>
    </style:style>
    <style:style style:name="P19" style:family="paragraph" style:parent-style-name="Standard">
      <style:text-properties style:font-name="Courier New" fo:font-size="10pt" officeooo:rsid="00258cb9" officeooo:paragraph-rsid="00258cb9" style:font-size-asian="10pt" style:font-size-complex="10pt"/>
    </style:style>
    <style:style style:name="P20" style:family="paragraph" style:parent-style-name="Standard">
      <style:text-properties style:font-name="Courier New" fo:font-size="10pt" officeooo:rsid="00258cb9" officeooo:paragraph-rsid="0026e476" style:font-size-asian="10pt" style:font-size-complex="10pt"/>
    </style:style>
    <style:style style:name="P21" style:family="paragraph" style:parent-style-name="Standard">
      <style:text-properties officeooo:rsid="001ce1ed" officeooo:paragraph-rsid="001ce1ed"/>
    </style:style>
    <style:style style:name="P22" style:family="paragraph" style:parent-style-name="Standard">
      <style:text-properties officeooo:rsid="001ce3b7" officeooo:paragraph-rsid="001ce3b7"/>
    </style:style>
    <style:style style:name="P23" style:family="paragraph" style:parent-style-name="Standard">
      <style:text-properties officeooo:rsid="001ce3b7" officeooo:paragraph-rsid="001e0854"/>
    </style:style>
    <style:style style:name="P24" style:family="paragraph" style:parent-style-name="Standard">
      <style:text-properties officeooo:rsid="0020249f" officeooo:paragraph-rsid="0020249f"/>
    </style:style>
    <style:style style:name="P25" style:family="paragraph" style:parent-style-name="Standard">
      <style:text-properties officeooo:rsid="00231bf1" officeooo:paragraph-rsid="00231bf1"/>
    </style:style>
    <style:style style:name="P26" style:family="paragraph" style:parent-style-name="Standard">
      <style:text-properties officeooo:rsid="0024bf4f" officeooo:paragraph-rsid="0024bf4f"/>
    </style:style>
    <style:style style:name="P27" style:family="paragraph" style:parent-style-name="Standard">
      <style:text-properties officeooo:rsid="00258cb9" officeooo:paragraph-rsid="00258cb9"/>
    </style:style>
    <style:style style:name="P28" style:family="paragraph" style:parent-style-name="Standard">
      <style:text-properties officeooo:rsid="0026e476" officeooo:paragraph-rsid="0026e476"/>
    </style:style>
    <style:style style:name="P29" style:family="paragraph" style:parent-style-name="Title">
      <style:text-properties officeooo:rsid="0018c451" officeooo:paragraph-rsid="0018c451"/>
    </style:style>
    <style:style style:name="P30" style:family="paragraph" style:parent-style-name="Standard">
      <style:text-properties officeooo:rsid="0026e476" officeooo:paragraph-rsid="002f0203"/>
    </style:style>
    <style:style style:name="P31" style:family="paragraph" style:parent-style-name="Standard">
      <style:text-properties officeooo:rsid="0026e476" officeooo:paragraph-rsid="0026e476"/>
    </style:style>
    <style:style style:name="P32" style:family="paragraph" style:parent-style-name="Standard">
      <style:text-properties officeooo:rsid="002f0203" officeooo:paragraph-rsid="002f0203"/>
    </style:style>
    <style:style style:name="P33" style:family="paragraph" style:parent-style-name="Standard">
      <style:text-properties style:font-name="Courier New" fo:font-size="10pt" officeooo:rsid="002f0203" officeooo:paragraph-rsid="002f0203" style:font-size-asian="10pt" style:font-size-complex="10pt"/>
    </style:style>
    <style:style style:name="P34" style:family="paragraph" style:parent-style-name="Standard">
      <style:text-properties style:font-name="Courier New" fo:font-size="10pt" officeooo:rsid="002f9b10" officeooo:paragraph-rsid="00306da0" style:font-size-asian="10pt" style:font-size-complex="10pt"/>
    </style:style>
    <style:style style:name="P35" style:family="paragraph" style:parent-style-name="Standard">
      <style:text-properties style:font-name="Courier New" fo:font-size="10pt" officeooo:rsid="0034ac34" officeooo:paragraph-rsid="00351103" style:font-size-asian="10pt" style:font-size-complex="10pt"/>
    </style:style>
    <style:style style:name="P36" style:family="paragraph" style:parent-style-name="Standard">
      <style:text-properties officeooo:rsid="002f1fd8" officeooo:paragraph-rsid="002f1fd8"/>
    </style:style>
    <style:style style:name="P37" style:family="paragraph" style:parent-style-name="Standard">
      <style:text-properties officeooo:rsid="002f1fd8" officeooo:paragraph-rsid="0033dedc"/>
    </style:style>
    <style:style style:name="P38" style:family="paragraph" style:parent-style-name="Standard">
      <style:text-properties officeooo:rsid="002f9b10" officeooo:paragraph-rsid="002f9b10"/>
    </style:style>
    <style:style style:name="P39" style:family="paragraph" style:parent-style-name="Standard">
      <style:text-properties officeooo:rsid="002f9b10" officeooo:paragraph-rsid="00306da0"/>
    </style:style>
    <style:style style:name="P40" style:family="paragraph" style:parent-style-name="Standard">
      <style:text-properties officeooo:rsid="002f9b10" officeooo:paragraph-rsid="0030b36e"/>
    </style:style>
    <style:style style:name="P41" style:family="paragraph" style:parent-style-name="Standard">
      <style:text-properties officeooo:rsid="00306da0" officeooo:paragraph-rsid="0030b36e"/>
    </style:style>
    <style:style style:name="P42" style:family="paragraph" style:parent-style-name="Standard">
      <style:text-properties officeooo:rsid="0032755c" officeooo:paragraph-rsid="0032755c"/>
    </style:style>
    <style:style style:name="P43" style:family="paragraph" style:parent-style-name="Standard">
      <style:text-properties officeooo:rsid="0033dedc" officeooo:paragraph-rsid="0033dedc"/>
    </style:style>
    <style:style style:name="P44" style:family="paragraph" style:parent-style-name="Standard">
      <style:text-properties officeooo:rsid="0034ac34" officeooo:paragraph-rsid="0034ac34"/>
    </style:style>
    <style:style style:name="P45" style:family="paragraph" style:parent-style-name="Standard">
      <style:text-properties officeooo:rsid="00351103" officeooo:paragraph-rsid="00351103"/>
    </style:style>
    <style:style style:name="T1" style:family="text">
      <style:text-properties officeooo:rsid="0018bbc5"/>
    </style:style>
    <style:style style:name="T2" style:family="text">
      <style:text-properties style:text-position="super 58%"/>
    </style:style>
    <style:style style:name="T3" style:family="text">
      <style:text-properties style:text-position="super 58%" style:font-name="Courier New" fo:font-size="10pt" officeooo:rsid="0018c451" style:font-size-asian="10pt" style:font-size-complex="10pt"/>
    </style:style>
    <style:style style:name="T4" style:family="text">
      <style:text-properties style:text-position="super 58%" style:font-name="Courier New" fo:font-size="10pt" officeooo:rsid="001ce1ed" style:font-size-asian="10pt" style:font-size-complex="10pt"/>
    </style:style>
    <style:style style:name="T5" style:family="text">
      <style:text-properties style:text-position="super 58%" officeooo:rsid="001ce1ed"/>
    </style:style>
    <style:style style:name="T6" style:family="text">
      <style:text-properties officeooo:rsid="0018c451"/>
    </style:style>
    <style:style style:name="T7" style:family="text">
      <style:text-properties officeooo:rsid="001a31c8"/>
    </style:style>
    <style:style style:name="T8" style:family="text">
      <style:text-properties officeooo:rsid="001be3d8"/>
    </style:style>
    <style:style style:name="T9" style:family="text">
      <style:text-properties style:font-name="Courier New"/>
    </style:style>
    <style:style style:name="T10" style:family="text">
      <style:text-properties style:font-name="Courier New" fo:font-size="10pt" style:font-size-asian="10pt" style:font-size-complex="10pt"/>
    </style:style>
    <style:style style:name="T11" style:family="text">
      <style:text-properties style:font-name="Courier New" fo:font-size="10pt" officeooo:rsid="0018c451" style:font-size-asian="10pt" style:font-size-complex="10pt"/>
    </style:style>
    <style:style style:name="T12" style:family="text">
      <style:text-properties style:font-name="Courier New" fo:font-size="10pt" officeooo:rsid="001ce1ed" style:font-size-asian="10pt" style:font-size-complex="10pt"/>
    </style:style>
    <style:style style:name="T13" style:family="text">
      <style:text-properties style:font-name="Courier New" fo:font-size="10pt" officeooo:rsid="001e0854" style:font-size-asian="10pt" style:font-size-complex="10pt"/>
    </style:style>
    <style:style style:name="T14" style:family="text">
      <style:text-properties style:font-name="Courier New" fo:font-size="10pt" officeooo:rsid="00231bf1" style:font-size-asian="10pt" style:font-size-complex="10pt"/>
    </style:style>
    <style:style style:name="T15" style:family="text">
      <style:text-properties style:font-name="Courier New" fo:font-size="10pt" officeooo:rsid="00258cb9" style:font-size-asian="10pt" style:font-size-complex="10pt"/>
    </style:style>
    <style:style style:name="T16" style:family="text">
      <style:text-properties style:font-name="Courier New" fo:font-size="10pt" officeooo:rsid="0026e476" style:font-size-asian="10pt" style:font-size-complex="10pt"/>
    </style:style>
    <style:style style:name="T17" style:family="text">
      <style:text-properties style:font-name="Courier New" fo:font-size="10pt" officeooo:rsid="00306da0" style:font-size-asian="10pt" style:font-size-complex="10pt"/>
    </style:style>
    <style:style style:name="T18" style:family="text">
      <style:text-properties style:font-name="Courier New" fo:font-size="10pt" officeooo:rsid="001ce1ed" style:font-name-asian="Liberation Mono" style:font-size-asian="10pt" style:font-name-complex="Liberation Mono" style:font-size-complex="10pt"/>
    </style:style>
    <style:style style:name="T19" style:family="text">
      <style:text-properties style:font-name="Courier New" fo:font-size="10pt" officeooo:rsid="00224ab5" style:font-name-asian="Liberation Mono" style:font-size-asian="10pt" style:font-name-complex="Liberation Mono" style:font-size-complex="10pt"/>
    </style:style>
    <style:style style:name="T20" style:family="text">
      <style:text-properties style:font-name="Courier New" officeooo:rsid="0018c451"/>
    </style:style>
    <style:style style:name="T21" style:family="text">
      <style:text-properties style:font-name="Courier New" officeooo:rsid="001e0854"/>
    </style:style>
    <style:style style:name="T22" style:family="text">
      <style:text-properties style:font-name="Courier New" officeooo:rsid="001e9082"/>
    </style:style>
    <style:style style:name="T23" style:family="text">
      <style:text-properties style:font-name="Courier New" officeooo:rsid="00258cb9"/>
    </style:style>
    <style:style style:name="T24" style:family="text">
      <style:text-properties officeooo:rsid="001ce1ed"/>
    </style:style>
    <style:style style:name="T25" style:family="text">
      <style:text-properties officeooo:rsid="001ce3b7"/>
    </style:style>
    <style:style style:name="T26" style:family="text">
      <style:text-properties officeooo:rsid="001e0854"/>
    </style:style>
    <style:style style:name="T27" style:family="text">
      <style:text-properties officeooo:rsid="001e9082"/>
    </style:style>
    <style:style style:name="T28" style:family="text">
      <style:text-properties officeooo:rsid="00224ab5"/>
    </style:style>
    <style:style style:name="T29" style:family="text">
      <style:text-properties officeooo:rsid="0024bf4f"/>
    </style:style>
    <style:style style:name="T30" style:family="text">
      <style:text-properties officeooo:rsid="00258cb9"/>
    </style:style>
    <style:style style:name="T31" style:family="text">
      <style:text-properties officeooo:rsid="0026e476"/>
    </style:style>
    <style:style style:name="T32" style:family="text">
      <style:text-properties officeooo:rsid="0027c7c5"/>
    </style:style>
    <style:style style:name="T33" style:family="text">
      <style:text-properties officeooo:rsid="002cbc49"/>
    </style:style>
    <style:style style:name="T34" style:family="text">
      <style:text-properties officeooo:rsid="002e05f4"/>
    </style:style>
    <style:style style:name="T35" style:family="text">
      <style:text-properties officeooo:rsid="002f1fd8"/>
    </style:style>
    <style:style style:name="T36" style:family="text">
      <style:text-properties officeooo:rsid="002f9b10"/>
    </style:style>
    <style:style style:name="T37" style:family="text">
      <style:text-properties officeooo:rsid="0030b36e"/>
    </style:style>
    <style:style style:name="T38" style:family="text">
      <style:text-properties style:font-name="Liberation Serif"/>
    </style:style>
    <style:style style:name="T39" style:family="text">
      <style:text-properties style:font-name="Liberation Serif" officeooo:rsid="0030b36e"/>
    </style:style>
    <style:style style:name="T40" style:family="text">
      <style:text-properties officeooo:rsid="0032755c"/>
    </style:style>
    <style:style style:name="T41" style:family="text">
      <style:text-properties officeooo:rsid="0033dedc"/>
    </style:style>
    <style:style style:name="T42" style:family="text">
      <style:text-properties officeooo:rsid="0034ac34"/>
    </style:style>
    <style:style style:name="T43" style:family="text">
      <style:text-properties officeooo:rsid="00351103"/>
    </style:style>
    <style:style style:name="T44" style:family="text">
      <style:text-properties officeooo:rsid="0036d9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ational Symmetry Function</text:p>
      <text:p text:style-name="P2">by Sven Nilsen, 2025</text:p>
      <text:p text:style-name="P1"/>
      <text:p text:style-name="P7">In this paper I introduce a framework for studying primes that are motivated by symmetries in rational numbers. <text:span text:style-name="T6">I give axioms for rational symmetry functions and </text:span><text:span text:style-name="T7">show that this is a unique and well defined </text:span><text:span text:style-name="T8">strongly </text:span><text:span text:style-name="T7">normalization function. I </text:span><text:span text:style-name="T30">show</text:span><text:span text:style-name="T7"> associated </text:span><text:span text:style-name="T8">fix-point </text:span><text:span text:style-name="T7">sequence </text:span><text:span text:style-name="T33">is</text:span><text:span text:style-name="T30"> square free</text:span><text:span text:style-name="T7">. </text:span><text:span text:style-name="T8">Finally, I show that this function can be used to describe equations relevant for prime research.</text:span></text:p>
      <text:p text:style-name="P1"/>
      <text:p text:style-name="P1">A rational <text:span text:style-name="T6">symmetry function</text:span> `f` has the following<text:span text:style-name="T6"> axioms</text:span>:</text:p>
      <text:p text:style-name="P1"/>
      <text:p text:style-name="P1"><text:span text:style-name="T10"><text:tab/></text:span><text:span text:style-name="Source_20_Text"><text:span text:style-name="T11">f(0) = 0<text:tab/>f(1) = 1<text:tab/></text:span></text:span><text:span text:style-name="Source_20_Text"><text:span text:style-name="T10">f(x) = f(1/x)<text:tab/>f(x·y) = f(x)·f(y)</text:span></text:span></text:p>
      <text:p text:style-name="P11"/>
      <text:p text:style-name="P5"><text:span text:style-name="T10"><text:tab/></text:span><text:span text:style-name="Source_20_Text"><text:span text:style-name="T11">f : ℚ → ℕ<text:tab/><text:tab/></text:span></text:span><text:span text:style-name="Source_20_Text"><text:span text:style-name="T12">f</text:span></text:span><text:span text:style-name="Source_20_Text"><text:span text:style-name="T18">{</text:span></text:span><text:span text:style-name="Source_20_Text"><text:span text:style-name="T11">ℕ</text:span></text:span><text:span text:style-name="Source_20_Text"><text:span text:style-name="T12">} . </text:span></text:span><text:span text:style-name="Source_20_Text"><text:span text:style-name="T18">f{</text:span></text:span><text:span text:style-name="Source_20_Text"><text:span text:style-name="T11">ℕ</text:span></text:span><text:span text:style-name="Source_20_Text"><text:span text:style-name="T12">}</text:span></text:span><text:span text:style-name="Source_20_Text"><text:span text:style-name="T18"> = f{</text:span></text:span><text:span text:style-name="Source_20_Text"><text:span text:style-name="T11">ℕ</text:span></text:span><text:span text:style-name="Source_20_Text"><text:span text:style-name="T12">}<text:tab/></text:span></text:span><text:span text:style-name="Source_20_Text"><text:span text:style-name="T19">ava_idem(f)</text:span></text:span></text:p>
      <text:p text:style-name="P1"/>
      <text:p text:style-name="P9">Notice that `f` returns a natural number <text:span text:style-name="T25">and </text:span><text:span text:style-name="T28">is </text:span><text:span text:style-name="T25">idempotent over natural numbers</text:span>. <text:span text:style-name="T28">Furthermore, it is avatar idemponent which means that for any irreducible representation `n`, `f(n) = n`.</text:span></text:p>
      <text:p text:style-name="P1"/>
      <text:p text:style-name="P4">For example:</text:p>
      <text:p text:style-name="P4"/>
      <text:p text:style-name="P4"><text:span text:style-name="T6"><text:tab/></text:span><text:span text:style-name="T11">f(x</text:span><text:span text:style-name="T3">2</text:span><text:span text:style-name="T11">) = 1<text:tab/><text:tab/><text:tab/></text:span><text:span text:style-name="T13">when `x != 0`</text:span></text:p>
      <text:p text:style-name="P1"/>
      <text:p text:style-name="P9">Proof:</text:p>
      <text:p text:style-name="P11">∵<text:tab/>f(x<text:span text:style-name="T2">2</text:span>) <text:span text:style-name="T26">= 1</text:span></text:p>
      <text:p text:style-name="P11">∴<text:tab/>f(x·x) <text:span text:style-name="T26">= 1</text:span></text:p>
      <text:p text:style-name="P12">∴<text:tab/>f(x)·f(x) <text:span text:style-name="T26">= 1<text:tab/><text:tab/>using `</text:span><text:span text:style-name="Source_20_Text"><text:span text:style-name="T9">f(x·y) = f(x)·f(y)</text:span></text:span><text:span text:style-name="Source_20_Text"><text:span text:style-name="T21">`</text:span></text:span></text:p>
      <text:p text:style-name="P12">∴<text:tab/>f(x)·f(1/x) <text:span text:style-name="T26">= 1<text:tab/><text:tab/>using `</text:span><text:span text:style-name="Source_20_Text"><text:span text:style-name="T9">f(x) = f(1/x)</text:span></text:span><text:span text:style-name="Source_20_Text"><text:span text:style-name="T21">`</text:span></text:span></text:p>
      <text:p text:style-name="P12">∴<text:tab/>f(x·1/x) <text:span text:style-name="T26">= 1<text:tab/><text:tab/>using `</text:span><text:span text:style-name="Source_20_Text"><text:span text:style-name="T9">f(x·y) = f(x)·f(y)</text:span></text:span><text:span text:style-name="Source_20_Text"><text:span text:style-name="T21">`</text:span></text:span></text:p>
      <text:p text:style-name="P11">∴<text:tab/>f(x/x) <text:span text:style-name="T26">= 1</text:span></text:p>
      <text:p text:style-name="P11">∴<text:tab/>f(1) <text:span text:style-name="T26">= 1<text:tab/><text:tab/><text:tab/>using `x/</text:span><text:span text:style-name="T27">x</text:span><text:span text:style-name="T26"> = 1` when `x != 0`</text:span></text:p>
      <text:p text:style-name="P13">∴<text:tab/><text:span text:style-name="T6">1 </text:span><text:span text:style-name="T26">= 1<text:tab/><text:tab/><text:tab/><text:tab/></text:span><text:span text:style-name="T27">using `</text:span><text:span text:style-name="Source_20_Text"><text:span text:style-name="T20">f(1) = 1</text:span></text:span><text:span text:style-name="Source_20_Text"><text:span text:style-name="T22">`</text:span></text:span></text:p>
      <text:p text:style-name="P12">∴<text:tab/><text:span text:style-name="T26">true</text:span></text:p>
      <text:p text:style-name="P3"/>
      <text:p text:style-name="P21">One can use <text:span text:style-name="T26">this</text:span> theorem to prove the following:</text:p>
      <text:p text:style-name="P21"/>
      <text:p text:style-name="P6"><text:tab/><text:span text:style-name="T12">f(x</text:span><text:span text:style-name="T4">2</text:span><text:span text:style-name="T10">·</text:span><text:span text:style-name="T12">y) = f(y)<text:tab/><text:tab/></text:span><text:span text:style-name="T13">when `x != 0`</text:span></text:p>
      <text:p text:style-name="P3"/>
      <text:p text:style-name="P21">Proof:</text:p>
      <text:p text:style-name="P15"><text:span text:style-name="T1">∵</text:span><text:tab/><text:span text:style-name="T24">f(x</text:span><text:span text:style-name="T5">2</text:span><text:span text:style-name="T1">·</text:span><text:span text:style-name="T24">y) = f(y)</text:span></text:p>
      <text:p text:style-name="P14"><text:span text:style-name="T1">∴</text:span><text:tab/>f(x<text:span text:style-name="T2">2</text:span>)<text:span text:style-name="T1">·</text:span>f(y) <text:span text:style-name="T26">= f(y)</text:span></text:p>
      <text:p text:style-name="P16"><text:span text:style-name="T1">∴</text:span><text:tab/>1<text:span text:style-name="T1">·</text:span>f(y) <text:span text:style-name="T26">= f(y)<text:tab/><text:tab/>using `</text:span>f(x<text:span text:style-name="T2">2</text:span>) <text:span text:style-name="T26">= 1` when `x != 0`</text:span></text:p>
      <text:p text:style-name="P14"><text:span text:style-name="T1">∴</text:span><text:tab/>f(y) <text:span text:style-name="T26">= f(y)</text:span></text:p>
      <text:p text:style-name="P15"><text:span text:style-name="T1">∴<text:tab/></text:span><text:span text:style-name="T26">true</text:span></text:p>
      <text:p text:style-name="P8"/>
      <text:p text:style-name="P10"><text:span text:style-name="T24">Since `f` </text:span><text:span text:style-name="T25">is idempotent over natural numbers, it can not map natural numbers to other natural numbers than given by minimal reduction. </text:span><text:span text:style-name="T27">This follows from this proof:</text:span></text:p>
      <text:p text:style-name="P22"/>
      <text:p text:style-name="P17"><text:span text:style-name="T1">∵</text:span><text:tab/>f(f(<text:span text:style-name="T26">x</text:span>)) = f(<text:span text:style-name="T26">x</text:span>)<text:tab/><text:tab/><text:span text:style-name="T27">f(x) = y</text:span></text:p>
      <text:p text:style-name="P17"><text:span text:style-name="T1">∴</text:span><text:tab/><text:span text:style-name="T26">f(y) = y<text:tab/><text:tab/><text:tab/></text:span><text:span text:style-name="T27">using `f(x) = y`</text:span></text:p>
      <text:p text:style-name="P23"/>
      <text:p text:style-name="P25">Avatar idempotency implies that the above proof using idempotency applies to all primes, because primes are irreducible representations by the given axioms, except `ava_idem(f)`:</text:p>
      <text:p text:style-name="P24"/>
      <text:p text:style-name="P24"><text:tab/><text:span text:style-name="T10">f(2) = 2<text:tab/></text:span><text:span text:style-name="T14">f(3) = 3<text:tab/>f(5) = 5<text:tab/>f(7) = 7<text:tab/>f(11) = 11 <text:tab/>…</text:span></text:p>
      <text:p text:style-name="P25"><text:soft-page-break/>From the definition of primes, it follows that any composite number with unique primes, which means all prime powers by factorization equals 1, are irreducible:</text:p>
      <text:p text:style-name="P25"/>
      <text:p text:style-name="P18"><text:tab/>f(x) = x<text:tab/>&lt;=&gt;<text:tab/>uniq_primes(x)</text:p>
      <text:p text:style-name="P25"/>
      <text:p text:style-name="P25">This property is the most fundamental property for this framework of studying primes that arises from the rational symmetry function. <text:span text:style-name="T29">I name it `rsf` to distinguish it from other contexts where `f` is used to describe some unknown function.</text:span></text:p>
      <text:p text:style-name="P25"/>
      <text:p text:style-name="P18"><text:tab/><text:span text:style-name="T29">rsf(x) = x<text:tab/>&lt;=&gt;<text:tab/>uniq_primes(x)</text:span></text:p>
      <text:p text:style-name="P25"/>
      <text:p text:style-name="P26">With other words, the fix-points of `rsf` are natural numbers with unique primes.</text:p>
      <text:p text:style-name="P26"/>
      <text:p text:style-name="P26">The `rsf` function has a natural number sequence where for any `n`, `rsf(n) = n`:</text:p>
      <text:p text:style-name="P26"/>
      <text:p text:style-name="P26"><text:tab/>0, 1, 2, 3, 5, 6, 7, 10, 11, 13, 14, 15, 17, 19, 21, 22, 23, 26, 29, 30, 31, 33, 34, 35</text:p>
      <text:p text:style-name="P25"/>
      <text:p text:style-name="P26">Except the first <text:span text:style-name="T34">number</text:span> `0`, this sequence is given by A005117 in The On-line Encyclopedia of Integer Sequences (<text:a xlink:type="simple" xlink:href="https://oeis.org/A005117" text:style-name="Internet_20_link" text:visited-style-name="Visited_20_Internet_20_Link">https://oeis.org/A005117</text:a>).</text:p>
      <text:p text:style-name="P26"/>
      <text:p text:style-name="P27">Now, the reason the `rsf` function is interesting is because it allows equations using fix-points:</text:p>
      <text:p text:style-name="P27"/>
      <text:p text:style-name="P19">∵<text:tab/>rsf(n·(n+1)) = n·(n+1)</text:p>
      <text:p text:style-name="P19">∴<text:tab/>rsf(n)·rsf(n+1) = n·(n+1)</text:p>
      <text:p text:style-name="P27"/>
      <text:p text:style-name="P30">There is no solution to this equation where `rsf(n) != n`.</text:p>
      <text:p text:style-name="P30"/>
      <text:p text:style-name="P32">However, instead of proving this for the particular case above, consider a more general equation:</text:p>
      <text:p text:style-name="P32"/>
      <text:p text:style-name="P33"><text:span text:style-name="T30">∵</text:span><text:tab/>rsf(x·y) = x·y<text:tab/><text:tab/><text:tab/>rsf(x) = x·1/z<text:tab/><text:span text:style-name="T35">z &gt; 1</text:span></text:p>
      <text:p text:style-name="P33"><text:span text:style-name="T30">∴</text:span><text:tab/>rsf(x)·rsf(y) = x·y</text:p>
      <text:p text:style-name="P33"><text:span text:style-name="T30">∴</text:span><text:tab/>rsf(x)·rsf(y) = (x·1/z)·(y·z)</text:p>
      <text:p text:style-name="P33"><text:span text:style-name="T30">∴</text:span><text:tab/>rsf(y) = <text:s/>y·z</text:p>
      <text:p text:style-name="P33"><text:span text:style-name="T30">∴</text:span><text:tab/>false</text:p>
      <text:p text:style-name="P30"/>
      <text:p text:style-name="P32">All equations of the form `rsf(x·y) = x·y` implies `rsf(x) = x` and `rsf(y) = y`, because there is nowhere else to put the counter-reduction.</text:p>
      <text:p text:style-name="P30"/>
      <text:p text:style-name="P30">Very often, <text:span text:style-name="T35">the `rsf` function</text:span> can simplify problems about primes that are composed together to produce new primes, such as primbixes:</text:p>
      <text:p text:style-name="P28"/>
      <text:p text:style-name="P20">∵<text:tab/>rsf(<text:span text:style-name="T31">2</text:span>·<text:span text:style-name="T31">r</text:span>·<text:span text:style-name="T31">s</text:span>·(<text:span text:style-name="T31">2</text:span>·<text:span text:style-name="T31">r</text:span>·<text:span text:style-name="T31">s</text:span>+1)) = <text:span text:style-name="T31">2</text:span>·<text:span text:style-name="T31">r</text:span>·<text:span text:style-name="T31">s</text:span>·(<text:span text:style-name="T31">2</text:span>·<text:span text:style-name="T31">r</text:span>·<text:span text:style-name="T31">s</text:span>+1)<text:tab/><text:tab/><text:span text:style-name="T31">where `r, s` are primes</text:span></text:p>
      <text:p text:style-name="P20">∴<text:tab/>rsf(<text:span text:style-name="T31">2</text:span>·<text:span text:style-name="T31">r</text:span>·<text:span text:style-name="T31">s</text:span>)·rsf(<text:span text:style-name="T31">2</text:span>·<text:span text:style-name="T31">r</text:span>·<text:span text:style-name="T31">s</text:span>+1) = <text:span text:style-name="T31">2</text:span>·<text:span text:style-name="T31">r</text:span>·<text:span text:style-name="T31">s</text:span>·(<text:span text:style-name="T31">2</text:span>·<text:span text:style-name="T31">r</text:span>·<text:span text:style-name="T31">s</text:span>+1)</text:p>
      <text:p text:style-name="P20">∴<text:tab/>rsf(<text:span text:style-name="T31">2)</text:span>·<text:span text:style-name="T31">rfs(r)</text:span>·<text:span text:style-name="T31">rfs(s</text:span>)·rsf(<text:span text:style-name="T31">2</text:span>·<text:span text:style-name="T31">r</text:span>·<text:span text:style-name="T31">s</text:span>+1) = <text:span text:style-name="T31">2</text:span>·<text:span text:style-name="T31">r</text:span>·<text:span text:style-name="T31">s</text:span>·(<text:span text:style-name="T31">2</text:span>·<text:span text:style-name="T31">r</text:span>·<text:span text:style-name="T31">s</text:span>+1)</text:p>
      <text:p text:style-name="P20">∴<text:tab/><text:span text:style-name="T31">2</text:span>·<text:span text:style-name="T31">r</text:span>·<text:span text:style-name="T31">s</text:span>·rsf(<text:span text:style-name="T31">2</text:span>·<text:span text:style-name="T31">r</text:span>·<text:span text:style-name="T31">s</text:span>+1) = <text:span text:style-name="T31">2</text:span>·<text:span text:style-name="T31">r</text:span>·<text:span text:style-name="T31">s</text:span>·(<text:span text:style-name="T31">2</text:span>·<text:span text:style-name="T31">r</text:span>·<text:span text:style-name="T31">s</text:span>+1)</text:p>
      <text:p text:style-name="P20">∴<text:tab/>rsf(<text:span text:style-name="T31">2</text:span>·<text:span text:style-name="T31">r</text:span>·<text:span text:style-name="T31">s</text:span>+1) = <text:span text:style-name="T31">2</text:span>·<text:span text:style-name="T31">r</text:span>·<text:span text:style-name="T31">s</text:span>+1<text:tab/><text:tab/><text:tab/><text:tab/><text:span text:style-name="T36">dividing by primes on both sides</text:span></text:p>
      <text:p text:style-name="P28"/>
      <text:p text:style-name="P36">To have a primbix requires ` <text:span text:style-name="T32">2·r·s</text:span>+1` to be a prime, but here it merely has unique primes. A generalized version of primbixes is that one has the following equation without contraints:</text:p>
      <text:p text:style-name="P36"/>
      <text:p text:style-name="P36"><text:tab/><text:span text:style-name="T15">rsf(</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 = </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text:span></text:p>
      <text:p text:style-name="P28"/>
      <text:p text:style-name="P36">Here, `r` and `s` can not have a common divisor, so they both need unique non-overlapping primes. One such example is `r = 2` and `s = 15`, which produces ` <text:span text:style-name="T32">2·r·s</text:span>+1 = <text:s/><text:span text:style-name="T32">2·</text:span>2<text:span text:style-name="T32">·</text:span>15+1 = 61`. Since `61` is a prime <text:span text:style-name="T36">and hence has unique primes</text:span>, this satisfies the equation above. <text:span text:style-name="T36">It is not a primbix, though.</text:span></text:p>
      <text:p text:style-name="P38"><text:soft-page-break/>I can use `rsf` to derive a fast <text:span text:style-name="T40">filter </text:span>algorithm for primbix candidates:</text:p>
      <text:p text:style-name="P38"/>
      <text:p text:style-name="P34"><text:span text:style-name="T23">∵</text:span><text:tab/>y = 2<text:span text:style-name="T23">·</text:span><text:span text:style-name="T9">r</text:span><text:span text:style-name="T23">·</text:span><text:span text:style-name="T9">s+1</text:span></text:p>
      <text:p text:style-name="P34"><text:span text:style-name="T23">∴</text:span><text:span text:style-name="T9"><text:tab/>y-1 = 2</text:span><text:span text:style-name="T23">·</text:span><text:span text:style-name="T9">r</text:span><text:span text:style-name="T23">·</text:span><text:span text:style-name="T9">s</text:span></text:p>
      <text:p text:style-name="P34"><text:span text:style-name="T23">∴</text:span><text:span text:style-name="T9"><text:tab/>(y-1)/2 = r</text:span><text:span text:style-name="T23">·</text:span><text:span text:style-name="T9">s</text:span></text:p>
      <text:p text:style-name="P38"><text:span text:style-name="T15"/></text:p>
      <text:p text:style-name="P40"><text:span text:style-name="T15">∴<text:tab/>rsf(</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 = </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text:span></text:p>
      <text:p text:style-name="P39"><text:span text:style-name="T15">∴<text:tab/>rsf(</text:span><text:span text:style-name="T10">(y-1)/2</text:span><text:span text:style-name="T15">·</text:span><text:span text:style-name="T17">y</text:span><text:span text:style-name="T15">) = </text:span><text:span text:style-name="T10">(y-1)/2</text:span><text:span text:style-name="T15">·</text:span><text:span text:style-name="T17">y</text:span></text:p>
      <text:p text:style-name="P38"><text:span text:style-name="T15"/></text:p>
      <text:p text:style-name="P41">This might seem like cheating, but it is not. For any `y : ℕ <text:span text:style-name="Source_20_Text">⋀</text:span> (&gt; 1) <text:span text:style-name="Source_20_Text">⋀</text:span><text:span text:style-name="Source_20_Text"><text:span text:style-name="T38"> </text:span></text:span><text:span text:style-name="Source_20_Text"><text:span text:style-name="T39">odd</text:span></text:span>`, <text:span text:style-name="T40">because `(y-1)/2` needs to be a whole number, </text:span>I can <text:span text:style-name="T37">calculate `(y-1)/2·y` and </text:span><text:span text:style-name="T40">look for any square divisor. </text:span><text:span text:style-name="T41">Notice that this does not need to be a square prime divisor, which is slow</text:span><text:span text:style-name="T40">. Since any reduction requires some square, I can check directly whether `rsf` would reduce and hence skip numbers that fail this check.</text:span></text:p>
      <text:p text:style-name="P41"/>
      <text:p text:style-name="P42">One thing I have not talked about yet is the following problem:</text:p>
      <text:p text:style-name="P42"/>
      <text:p text:style-name="P42"><text:tab/> <text:span text:style-name="T15">rsf(</text:span><text:span text:style-name="T16">2</text:span><text:span text:style-name="T15">·</text:span><text:span text:style-name="T16">r</text:span><text:span text:style-name="T15">·</text:span><text:span text:style-name="T16">s</text:span><text:span text:style-name="T10">) = </text:span><text:span text:style-name="T16">2</text:span><text:span text:style-name="T15">·</text:span><text:span text:style-name="T16">r</text:span><text:span text:style-name="T15">·</text:span><text:span text:style-name="T16">s</text:span></text:p>
      <text:p text:style-name="Standard"/>
      <text:p text:style-name="P42">Naturally, neither `r` nor `s` can contain `2`. However, one can transform this into:</text:p>
      <text:p text:style-name="P42"/>
      <text:p text:style-name="P42"><text:tab/><text:span text:style-name="T15">rsf(</text:span><text:span text:style-name="T16">r</text:span><text:span text:style-name="T15">·</text:span><text:span text:style-name="T16">s</text:span><text:span text:style-name="T10">) = </text:span><text:span text:style-name="T16">r</text:span><text:span text:style-name="T15">·</text:span><text:span text:style-name="T16">s</text:span></text:p>
      <text:p text:style-name="P42"/>
      <text:p text:style-name="P42">Here, either `r` or `s` can contain `2`. What is going on here?</text:p>
      <text:p text:style-name="P42"/>
      <text:p text:style-name="P43">Previously, I made a generalized version of primbixes:</text:p>
      <text:p text:style-name="P37"/>
      <text:p text:style-name="P37"><text:tab/><text:span text:style-name="T15">rsf(</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 = </text:span><text:span text:style-name="T16">s</text:span><text:span text:style-name="T15">·(</text:span><text:span text:style-name="T16">2</text:span><text:span text:style-name="T15">·</text:span><text:span text:style-name="T16">r</text:span><text:span text:style-name="T15">·</text:span><text:span text:style-name="T16">s</text:span><text:span text:style-name="T15">+1)</text:span></text:p>
      <text:p text:style-name="P42"/>
      <text:p text:style-name="P43">On the other hand, if I wrote this:</text:p>
      <text:p text:style-name="P43"/>
      <text:p text:style-name="P37"><text:tab/><text:span text:style-name="T15">rsf(</text:span><text:span text:style-name="T16">2</text:span><text:span text:style-name="T15">·</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 = </text:span><text:span text:style-name="T16">2</text:span><text:span text:style-name="T15">·</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text:span></text:p>
      <text:p text:style-name="Standard"/>
      <text:p text:style-name="P43">Then this would exclude some primbixes such as `13`. If you knew this and payed <text:span text:style-name="T42">close </text:span>attention, then you might notice that I did this in a previous proof. <text:span text:style-name="T42">However, this was just as an example from which I did not make further conclusions. I leave it as a warning for you who might repeat the error.</text:span></text:p>
      <text:p text:style-name="P43"/>
      <text:p text:style-name="P44">In some applications, such as minimum primbix value search, it is important to have a greater filter than the set of primbixes, or else you might miss some primbixes. Now you know how easy it is to make a mistake by accident when transforming equations using the `rsf` function. Be careful.</text:p>
      <text:p text:style-name="P44"/>
      <text:p text:style-name="P44">Now, do you think that the generalized version of primbixes cover all primbixes? Just because I avoided making one mistake, does not imply that I did not made any others. Take a look at this:</text:p>
      <text:p text:style-name="P44"/>
      <text:p text:style-name="P35"><text:tab/>2<text:span text:style-name="T30">·</text:span><text:span text:style-name="T43">5</text:span><text:span text:style-name="T30">·</text:span><text:span text:style-name="T43">5 = 51</text:span></text:p>
      <text:p text:style-name="Standard"/>
      <text:p text:style-name="P45">Do you see it? Is is a symmetric primbix. For symmetric primbixes… `r·s = r·r` which is a square. This means, if I am searching for some minimum primbix value and there happens to be some minimum primbix value that is symmetric, then I would have a bug in the algorithm. Are there any symmetric primbixes in the minimum primbix sequence? Not very likely. However, who knows?</text:p>
      <text:p text:style-name="P45"/>
      <text:p text:style-name="P45">This is my second warning to you. Using the `rsf` function is really tricky. I leave the errors here in the paper so people can learn from them. The alternative is to make these mistakes in production code, particular in primbix search, which are algorithms that people might run for years at a time. It would not be as fun, if it was not hard. Just, do not be like the knot-theorists (40 year erro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2-13T11:08:07.529764498</meta:creation-date>
    <dc:date>2025-02-13T22:20:26.823197182</dc:date>
    <meta:editing-duration>PT14M51S</meta:editing-duration>
    <meta:editing-cycles>3</meta:editing-cycles>
    <meta:generator>LibreOffice/7.2.2.2$MacOSX_X86_64 LibreOffice_project/02b2acce88a210515b4a5bb2e46cbfb63fe97d56</meta:generator>
    <meta:document-statistic meta:table-count="0" meta:image-count="0" meta:object-count="0" meta:page-count="3" meta:paragraph-count="82" meta:word-count="1172" meta:character-count="6545" meta:non-whitespace-character-count="5415"/>
  </office:meta>
</office:document-meta>
</file>